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rim_embeded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18.507cm"/>
    </style:style>
    <style:style style:name="co3" style:family="table-column">
      <style:table-column-properties fo:break-before="auto" style:column-width="19.611cm"/>
    </style:style>
    <style:style style:name="co4" style:family="table-column">
      <style:table-column-properties fo:break-before="auto" style:column-width="16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11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9.488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1.379cm"/>
    </style:style>
    <style:style style:name="co11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00"/>
    <style:style style:name="gr1" style:family="graphic">
      <style:graphic-properties draw:stroke="none" svg:stroke-color="#000000" draw:fill="solid" draw:fill-color="#a5d6a7" draw:textarea-vertical-align="middle" fo:min-height="0.882cm"/>
      <style:paragraph-properties fo:text-align="center"/>
    </style:style>
    <style:style style:name="gr2" style:family="graphic">
      <style:graphic-properties fo:background-color="#ef9a9a"/>
      <style:text-properties fo:font-family="'Liberation Serif'" style:font-style-name="Regular" style:font-family-generic="roman" fo:font-size="11pt"/>
    </style:style>
    <style:style style:name="gr3" style:family="graphic">
      <style:graphic-properties draw:stroke="none" svg:stroke-color="#000000" draw:fill="solid" draw:fill-color="#a5d6a7" draw:textarea-vertical-align="middle" fo:min-height="1.806cm"/>
      <style:paragraph-properties fo:text-align="center"/>
    </style:style>
    <style:style style:name="gr4" style:family="graphic">
      <style:graphic-properties draw:stroke="none" svg:stroke-color="#000000" draw:fill="solid" draw:fill-color="#a5d6a7" draw:textarea-vertical-align="middle" fo:min-height="0.88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5d6a7"/>
      <style:paragraph-properties fo:text-align="center" style:writing-mode="lr-tb"/>
    </style:style>
    <style:style style:name="P3" style:family="paragraph">
      <style:paragraph-properties fo:text-align="center"/>
      <style:text-properties fo:font-family="'Liberation Serif'" style:font-style-name="Regular" style:font-family-generic="roman" fo:font-size="11pt"/>
    </style:style>
    <style:style style:name="P4" style:family="paragraph">
      <loext:graphic-properties draw:fill="solid" draw:fill-color="#a5d6a7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Trim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rim_embeded.py$calc_trim?language=Python&amp;location=document" xlink:type="simple"/>
              </office:event-listeners>
            </form:button>
          </form:form>
        </office:forms>
        <table:shapes>
          <draw:frame draw:z-index="2" draw:name="Text Frame 3" draw:style-name="gr1" draw:text-style-name="P2" svg:width="3.914cm" svg:height="0.882cm" svg:x="0.392cm" svg:y="10.402cm">
            <draw:text-box>
              <text:p text:style-name="P1">Change Mod Name</text:p>
            </draw:text-box>
          </draw:frame>
          <draw:control draw:z-index="3" draw:name="Control 1" draw:style-name="gr2" draw:text-style-name="P3" svg:width="3.042cm" svg:height="0.508cm" svg:x="0.867cm" svg:y="8.997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2"/>
          <table:table-cell table:style-name="ce9" office:value-type="string" calcext:value-type="string">
            <text:p>Simple Mode — B — MM patch</text:p>
          </table:table-cell>
          <table:table-cell table:style-name="ce10" office:value-type="string" calcext:value-type="string">
            <text:p>Expanded mode — C, D — MM patch and localization config</text:p>
          </table:table-cell>
          <table:table-cell table:style-name="ce11" office:value-type="string" calcext:value-type="string">
            <text:p>Localization { en-us {</text:p>
          </table:table-cell>
          <table:table-cell table:style-name="ce12" table:number-columns-repeated="4"/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27];[.$A$6];[$titles.$C2];[.$A$7];[$titles.$C2])" office:value-type="string" office:string-value="@PART[SWConstitutionBridge]:NEEDS[TrekDrive]     {@title = Constitution-class Bridge Module  } // Constitution-class Bridge Module" calcext:value-type="string">
            <text:p>@PART[SWConstitutionBridge]:NEEDS[TrekDrive] <text:s text:c="4"/>{@title = Constitution-class Bridge Module <text:s/>} // Constitution-class Bridge Module</text:p>
          </table:table-cell>
          <table:table-cell table:formula="of:=COM.MICROSOFT.CONCAT([.$A$2];[$names.$C2];[.$A$3];[.$A$27];[.$A$4];[$names.$C2];[.$A$5])" office:value-type="string" office:string-value="@PART[SWConstitutionBridge]:NEEDS[TrekDrive]     {@title = #LOC_SWConstitutionBridge_title    }" calcext:value-type="string">
            <text:p>@PART[SWConstitutionBridge]:NEEDS[TrekDrive] <text:s text:c="4"/>{@title = #LOC_SWConstitutionBridge_title <text:s text:c="3"/>}</text:p>
          </table:table-cell>
          <table:table-cell table:formula="of:=COM.MICROSOFT.CONCAT(&quot;#LOC_&quot;;[$names.$C2];&quot;_title = &quot;;[$titles.$C2];&quot;    // &quot;;[$titles.$C2])" office:value-type="string" office:string-value="#LOC_SWConstitutionBridge_title = Constitution-class Bridge Module    // Constitution-class Bridge Module" calcext:value-type="string">
            <text:p>#LOC_SWConstitutionBridge_title = Constitution-class Bridge Module <text:s text:c="3"/>// Constitution-class Bridge Modu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27];[.$A$6];[$titles.$C3];[.$A$7];[$titles.$C3])" office:value-type="string" office:string-value="@PART[SWConstitutionEngineering]:NEEDS[TrekDrive]     {@title = Constitution-class Engineering Section  } // Constitution-class Engineering Section" calcext:value-type="string">
            <text:p>@PART[SWConstitutionEngineering]:NEEDS[TrekDrive] <text:s text:c="4"/>{@title = Constitution-class Engineering Section <text:s/>} // Constitution-class Engineering Section</text:p>
          </table:table-cell>
          <table:table-cell table:formula="of:=COM.MICROSOFT.CONCAT([.$A$2];[$names.$C3];[.$A$3];[.$A$27];[.$A$4];[$names.$C3];[.$A$5])" office:value-type="string" office:string-value="@PART[SWConstitutionEngineering]:NEEDS[TrekDrive]     {@title = #LOC_SWConstitutionEngineering_title    }" calcext:value-type="string">
            <text:p>@PART[SWConstitutionEngineering]:NEEDS[TrekDrive] <text:s text:c="4"/>{@title = #LOC_SWConstitutionEngineering_title <text:s text:c="3"/>}</text:p>
          </table:table-cell>
          <table:table-cell table:formula="of:=COM.MICROSOFT.CONCAT(&quot;#LOC_&quot;;[$names.$C3];&quot;_title = &quot;;[$titles.$C3];&quot;    // &quot;;[$titles.$C3])" office:value-type="string" office:string-value="#LOC_SWConstitutionEngineering_title = Constitution-class Engineering Section    // Constitution-class Engineering Section" calcext:value-type="string">
            <text:p>#LOC_SWConstitutionEngineering_title = Constitution-class Engineering Section <text:s text:c="3"/>// Constitution-class Engineering Sec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 <text:s text:c="4"/>{@title = #LOC_</text:p>
          </table:table-cell>
          <table:table-cell table:formula="of:=COM.MICROSOFT.CONCAT([.$A$2];[$names.$C4];[.$A$3];[.$A$27];[.$A$6];[$titles.$C4];[.$A$7];[$titles.$C4])" office:value-type="string" office:string-value="@PART[SWConstitutionImpulseEng]:NEEDS[TrekDrive]     {@title = Constitution-class Impulse Engines  } // Constitution-class Impulse Engines" calcext:value-type="string">
            <text:p>@PART[SWConstitutionImpulseEng]:NEEDS[TrekDrive] <text:s text:c="4"/>{@title = Constitution-class Impulse Engines <text:s/>} // Constitution-class Impulse Engines</text:p>
          </table:table-cell>
          <table:table-cell table:formula="of:=COM.MICROSOFT.CONCAT([.$A$2];[$names.$C4];[.$A$3];[.$A$27];[.$A$4];[$names.$C4];[.$A$5])" office:value-type="string" office:string-value="@PART[SWConstitutionImpulseEng]:NEEDS[TrekDrive]     {@title = #LOC_SWConstitutionImpulseEng_title    }" calcext:value-type="string">
            <text:p>@PART[SWConstitutionImpulseEng]:NEEDS[TrekDrive] <text:s text:c="4"/>{@title = #LOC_SWConstitutionImpulseEng_title <text:s text:c="3"/>}</text:p>
          </table:table-cell>
          <table:table-cell table:formula="of:=COM.MICROSOFT.CONCAT(&quot;#LOC_&quot;;[$names.$C4];&quot;_title = &quot;;[$titles.$C4];&quot;    // &quot;;[$titles.$C4])" office:value-type="string" office:string-value="#LOC_SWConstitutionImpulseEng_title = Constitution-class Impulse Engines    // Constitution-class Impulse Engines" calcext:value-type="string">
            <text:p>#LOC_SWConstitutionImpulseEng_title = Constitution-class Impulse Engines <text:s text:c="3"/>// Constitution-class Impulse Engin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_title <text:s text:c="3"/>}</text:p>
          </table:table-cell>
          <table:table-cell table:formula="of:=COM.MICROSOFT.CONCAT([.$A$2];[$names.$C5];[.$A$3];[.$A$27];[.$A$6];[$titles.$C5];[.$A$7];[$titles.$C5])" office:value-type="string" office:string-value="@PART[SWConstitutionNacellePort]:NEEDS[TrekDrive]     {@title = Constitution-class Warp Nacelle (Port)  } // Constitution-class Warp Nacelle (Port)" calcext:value-type="string">
            <text:p>@PART[SWConstitutionNacellePort]:NEEDS[TrekDrive] <text:s text:c="4"/>{@title = Constitution-class Warp Nacelle (Port) <text:s/>} // Constitution-class Warp Nacelle (Port)</text:p>
          </table:table-cell>
          <table:table-cell table:formula="of:=COM.MICROSOFT.CONCAT([.$A$2];[$names.$C5];[.$A$3];[.$A$27];[.$A$4];[$names.$C5];[.$A$5])" office:value-type="string" office:string-value="@PART[SWConstitutionNacellePort]:NEEDS[TrekDrive]     {@title = #LOC_SWConstitutionNacellePort_title    }" calcext:value-type="string">
            <text:p>@PART[SWConstitutionNacellePort]:NEEDS[TrekDrive] <text:s text:c="4"/>{@title = #LOC_SWConstitutionNacellePort_title <text:s text:c="3"/>}</text:p>
          </table:table-cell>
          <table:table-cell table:formula="of:=COM.MICROSOFT.CONCAT(&quot;#LOC_&quot;;[$names.$C5];&quot;_title = &quot;;[$titles.$C4];&quot;    // &quot;;[$titles.$C4])" office:value-type="string" office:string-value="#LOC_SWConstitutionNacellePort_title = Constitution-class Impulse Engines    // Constitution-class Impulse Engines" calcext:value-type="string">
            <text:p>#LOC_SWConstitutionNacellePort_title = Constitution-class Impulse Engines <text:s text:c="3"/>// Constitution-class Impulse Engin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 <text:s text:c="4"/>{@title = </text:p>
          </table:table-cell>
          <table:table-cell table:formula="of:=COM.MICROSOFT.CONCAT([.$A$2];[$names.$C6];[.$A$3];[.$A$27];[.$A$6];[$titles.$C6];[.$A$7];[$titles.$C6])" office:value-type="string" office:string-value="@PART[SWConstitutionNacelleStbd]:NEEDS[TrekDrive]     {@title = Constitution-class Warp Nacelle (Starboard)  } // Constitution-class Warp Nacelle (Starboard)" calcext:value-type="string">
            <text:p>@PART[SWConstitutionNacelleStbd]:NEEDS[TrekDrive] <text:s text:c="4"/>{@title = Constitution-class Warp Nacelle (Starboard) <text:s/>} // Constitution-class Warp Nacelle (Starboard)</text:p>
          </table:table-cell>
          <table:table-cell table:formula="of:=COM.MICROSOFT.CONCAT([.$A$2];[$names.$C6];[.$A$3];[.$A$27];[.$A$4];[$names.$C6];[.$A$5])" office:value-type="string" office:string-value="@PART[SWConstitutionNacelleStbd]:NEEDS[TrekDrive]     {@title = #LOC_SWConstitutionNacelleStbd_title    }" calcext:value-type="string">
            <text:p>@PART[SWConstitutionNacelleStbd]:NEEDS[TrekDrive] <text:s text:c="4"/>{@title = #LOC_SWConstitutionNacelleStbd_title <text:s text:c="3"/>}</text:p>
          </table:table-cell>
          <table:table-cell table:formula="of:=COM.MICROSOFT.CONCAT(&quot;#LOC_&quot;;[$names.$C6];&quot;_title = &quot;;[$titles.$C5];&quot;    // &quot;;[$titles.$C5])" office:value-type="string" office:string-value="#LOC_SWConstitutionNacelleStbd_title = Constitution-class Warp Nacelle (Port)    // Constitution-class Warp Nacelle (Port)" calcext:value-type="string">
            <text:p>#LOC_SWConstitutionNacelleStbd_title = Constitution-class Warp Nacelle (Port) <text:s text:c="3"/>// Constitution-class Warp Nacelle (Por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 text:c="2"/>} // </text:p>
          </table:table-cell>
          <table:table-cell table:formula="of:=COM.MICROSOFT.CONCAT([.$A$2];[$names.$C7];[.$A$3];[.$A$27];[.$A$6];[$titles.$C7];[.$A$7];[$titles.$C7])" office:value-type="string" office:string-value="@PART[SWConstitutionNavDeflector]:NEEDS[TrekDrive]     {@title = Constitution-class Navigational Deflector  } // Constitution-class Navigational Deflector" calcext:value-type="string">
            <text:p>@PART[SWConstitutionNavDeflector]:NEEDS[TrekDrive] <text:s text:c="4"/>{@title = Constitution-class Navigational Deflector <text:s/>} // Constitution-class Navigational Deflector</text:p>
          </table:table-cell>
          <table:table-cell table:formula="of:=COM.MICROSOFT.CONCAT([.$A$2];[$names.$C7];[.$A$3];[.$A$27];[.$A$4];[$names.$C7];[.$A$5])" office:value-type="string" office:string-value="@PART[SWConstitutionNavDeflector]:NEEDS[TrekDrive]     {@title = #LOC_SWConstitutionNavDeflector_title    }" calcext:value-type="string">
            <text:p>@PART[SWConstitutionNavDeflector]:NEEDS[TrekDrive] <text:s text:c="4"/>{@title = #LOC_SWConstitutionNavDeflector_title <text:s text:c="3"/>}</text:p>
          </table:table-cell>
          <table:table-cell table:formula="of:=COM.MICROSOFT.CONCAT(&quot;#LOC_&quot;;[$names.$C7];&quot;_title = &quot;;[$titles.$C6];&quot;    // &quot;;[$titles.$C6])" office:value-type="string" office:string-value="#LOC_SWConstitutionNavDeflector_title = Constitution-class Warp Nacelle (Starboard)    // Constitution-class Warp Nacelle (Starboard)" calcext:value-type="string">
            <text:p>#LOC_SWConstitutionNavDeflector_title = Constitution-class Warp Nacelle (Starboard) <text:s text:c="3"/>// Constitution-class Warp Nacelle (Starboard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8];[.$A$3];[.$A$27];[.$A$6];[$titles.$C8];[.$A$7];[$titles.$C8])" office:value-type="string" office:string-value="@PART[SWConstitutionPylons]:NEEDS[TrekDrive]     {@title = Constitution-class Nacelle Pylons  } // Constitution-class Nacelle Pylons" calcext:value-type="string">
            <text:p>@PART[SWConstitutionPylons]:NEEDS[TrekDrive] <text:s text:c="4"/>{@title = Constitution-class Nacelle Pylons <text:s/>} // Constitution-class Nacelle Pylons</text:p>
          </table:table-cell>
          <table:table-cell table:formula="of:=COM.MICROSOFT.CONCAT([.$A$2];[$names.$C8];[.$A$3];[.$A$27];[.$A$4];[$names.$C8];[.$A$5])" office:value-type="string" office:string-value="@PART[SWConstitutionPylons]:NEEDS[TrekDrive]     {@title = #LOC_SWConstitutionPylons_title    }" calcext:value-type="string">
            <text:p>@PART[SWConstitutionPylons]:NEEDS[TrekDrive] <text:s text:c="4"/>{@title = #LOC_SWConstitutionPylons_title <text:s text:c="3"/>}</text:p>
          </table:table-cell>
          <table:table-cell table:formula="of:=COM.MICROSOFT.CONCAT(&quot;#LOC_&quot;;[$names.$C8];&quot;_title = &quot;;[$titles.$C7];&quot;    // &quot;;[$titles.$C7])" office:value-type="string" office:string-value="#LOC_SWConstitutionPylons_title = Constitution-class Navigational Deflector    // Constitution-class Navigational Deflector" calcext:value-type="string">
            <text:p>#LOC_SWConstitutionPylons_title = Constitution-class Navigational Deflector <text:s text:c="3"/>// Constitution-class Navigational Deflector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9];[.$A$3];[.$A$27];[.$A$6];[$titles.$C9];[.$A$7];[$titles.$C9])" office:value-type="string" office:string-value="@PART[SWConstitutionSaucer]:NEEDS[TrekDrive]     {@title = Constitution-class Saucer  } // Constitution-class Saucer" calcext:value-type="string">
            <text:p>@PART[SWConstitutionSaucer]:NEEDS[TrekDrive] <text:s text:c="4"/>{@title = Constitution-class Saucer <text:s/>} // Constitution-class Saucer</text:p>
          </table:table-cell>
          <table:table-cell table:formula="of:=COM.MICROSOFT.CONCAT([.$A$2];[$names.$C9];[.$A$3];[.$A$27];[.$A$4];[$names.$C9];[.$A$5])" office:value-type="string" office:string-value="@PART[SWConstitutionSaucer]:NEEDS[TrekDrive]     {@title = #LOC_SWConstitutionSaucer_title    }" calcext:value-type="string">
            <text:p>@PART[SWConstitutionSaucer]:NEEDS[TrekDrive] <text:s text:c="4"/>{@title = #LOC_SWConstitutionSaucer_title <text:s text:c="3"/>}</text:p>
          </table:table-cell>
          <table:table-cell table:formula="of:=COM.MICROSOFT.CONCAT(&quot;#LOC_&quot;;[$names.$C9];&quot;_title = &quot;;[$titles.$C8];&quot;    // &quot;;[$titles.$C8])" office:value-type="string" office:string-value="#LOC_SWConstitutionSaucer_title = Constitution-class Nacelle Pylons    // Constitution-class Nacelle Pylons" calcext:value-type="string">
            <text:p>#LOC_SWConstitutionSaucer_title = Constitution-class Nacelle Pylons <text:s text:c="3"/>// Constitution-class Nacelle Pylons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0];[.$A$3];[.$A$27];[.$A$6];[$titles.$C10];[.$A$7];[$titles.$C10])" office:value-type="string" office:string-value="@PART[SWENTShuttlepod]:NEEDS[TrekDrive]     {@title = NX Shuttlepod Impulse Engine  } // NX Shuttlepod Impulse Engine" calcext:value-type="string">
            <text:p>@PART[SWENTShuttlepod]:NEEDS[TrekDrive] <text:s text:c="4"/>{@title = NX Shuttlepod Impulse Engine <text:s/>} // NX Shuttlepod Impulse Engine</text:p>
          </table:table-cell>
          <table:table-cell table:formula="of:=COM.MICROSOFT.CONCAT([.$A$2];[$names.$C10];[.$A$3];[.$A$27];[.$A$4];[$names.$C10];[.$A$5])" office:value-type="string" office:string-value="@PART[SWENTShuttlepod]:NEEDS[TrekDrive]     {@title = #LOC_SWENTShuttlepod_title    }" calcext:value-type="string">
            <text:p>@PART[SWENTShuttlepod]:NEEDS[TrekDrive] <text:s text:c="4"/>{@title = #LOC_SWENTShuttlepod_title <text:s text:c="3"/>}</text:p>
          </table:table-cell>
          <table:table-cell table:formula="of:=COM.MICROSOFT.CONCAT(&quot;#LOC_&quot;;[$names.$C10];&quot;_title = &quot;;[$titles.$C9];&quot;    // &quot;;[$titles.$C9])" office:value-type="string" office:string-value="#LOC_SWENTShuttlepod_title = Constitution-class Saucer    // Constitution-class Saucer" calcext:value-type="string">
            <text:p>#LOC_SWENTShuttlepod_title = Constitution-class Saucer <text:s text:c="3"/>// Constitution-class Saucer</text:p>
          </table:table-cell>
          <table:table-cell table:number-columns-repeated="4"/>
        </table:table-row>
        <table:table-row table:style-name="ro1">
          <table:table-cell>
            <draw:frame draw:z-index="0" draw:name="Text Frame 1" draw:style-name="gr3" draw:text-style-name="P2" svg:width="4.105cm" svg:height="1.806cm" svg:x="0.297cm" svg:y="0.444cm">
              <draw:text-box>
                <text:p text:style-name="P1">Insert results from grepWin to the $names and $titles worksheets </text:p>
              </draw:text-box>
            </draw:frame>
          </table:table-cell>
          <table:table-cell table:formula="of:=COM.MICROSOFT.CONCAT([.$A$2];[$names.$C11];[.$A$3];[.$A$27];[.$A$6];[$titles.$C11];[.$A$7];[$titles.$C11])" office:value-type="string" office:string-value="@PART[SWENTShuttlepodImpEng]:NEEDS[TrekDrive]     {@title = NX Type Shuttlepod  } // NX Type Shuttlepod" calcext:value-type="string">
            <text:p>@PART[SWENTShuttlepodImpEng]:NEEDS[TrekDrive] <text:s text:c="4"/>{@title = NX Type Shuttlepod <text:s/>} // NX Type Shuttlepod</text:p>
          </table:table-cell>
          <table:table-cell table:formula="of:=COM.MICROSOFT.CONCAT([.$A$2];[$names.$C11];[.$A$3];[.$A$27];[.$A$4];[$names.$C11];[.$A$5])" office:value-type="string" office:string-value="@PART[SWENTShuttlepodImpEng]:NEEDS[TrekDrive]     {@title = #LOC_SWENTShuttlepodImpEng_title    }" calcext:value-type="string">
            <text:p>@PART[SWENTShuttlepodImpEng]:NEEDS[TrekDrive] <text:s text:c="4"/>{@title = #LOC_SWENTShuttlepodImpEng_title <text:s text:c="3"/>}</text:p>
          </table:table-cell>
          <table:table-cell table:formula="of:=COM.MICROSOFT.CONCAT(&quot;#LOC_&quot;;[$names.$C11];&quot;_title = &quot;;[$titles.$C10];&quot;    // &quot;;[$titles.$C10])" office:value-type="string" office:string-value="#LOC_SWENTShuttlepodImpEng_title = NX Shuttlepod Impulse Engine    // NX Shuttlepod Impulse Engine" calcext:value-type="string">
            <text:p>#LOC_SWENTShuttlepodImpEng_title = NX Shuttlepod Impulse Engine <text:s text:c="3"/>// NX Shuttlepod Impulse Engine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2];[.$A$3];[.$A$27];[.$A$6];[$titles.$C12];[.$A$7];[$titles.$C12])" office:value-type="string" office:string-value="@PART[SWNXClassBridge]:NEEDS[TrekDrive]     {@title = NX-class Bridge Module  } // NX-class Bridge Module" calcext:value-type="string">
            <text:p>@PART[SWNXClassBridge]:NEEDS[TrekDrive] <text:s text:c="4"/>{@title = NX-class Bridge Module <text:s/>} // NX-class Bridge Module</text:p>
          </table:table-cell>
          <table:table-cell table:formula="of:=COM.MICROSOFT.CONCAT([.$A$2];[$names.$C12];[.$A$3];[.$A$27];[.$A$4];[$names.$C12];[.$A$5])" office:value-type="string" office:string-value="@PART[SWNXClassBridge]:NEEDS[TrekDrive]     {@title = #LOC_SWNXClassBridge_title    }" calcext:value-type="string">
            <text:p>@PART[SWNXClassBridge]:NEEDS[TrekDrive] <text:s text:c="4"/>{@title = #LOC_SWNXClassBridge_title <text:s text:c="3"/>}</text:p>
          </table:table-cell>
          <table:table-cell table:formula="of:=COM.MICROSOFT.CONCAT(&quot;#LOC_&quot;;[$names.$C12];&quot;_title = &quot;;[$titles.$C11];&quot;    // &quot;;[$titles.$C11])" office:value-type="string" office:string-value="#LOC_SWNXClassBridge_title = NX Type Shuttlepod    // NX Type Shuttlepod" calcext:value-type="string">
            <text:p>#LOC_SWNXClassBridge_title = NX Type Shuttlepod <text:s text:c="3"/>// NX Type Shuttlepod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3];[.$A$3];[.$A$27];[.$A$6];[$titles.$C13];[.$A$7];[$titles.$C13])" office:value-type="string" office:string-value="@PART[SWNXClassEngineering]:NEEDS[TrekDrive]     {@title = NX-class Engineering Section  } // NX-class Engineering Section" calcext:value-type="string">
            <text:p>@PART[SWNXClassEngineering]:NEEDS[TrekDrive] <text:s text:c="4"/>{@title = NX-class Engineering Section <text:s/>} // NX-class Engineering Section</text:p>
          </table:table-cell>
          <table:table-cell table:formula="of:=COM.MICROSOFT.CONCAT([.$A$2];[$names.$C13];[.$A$3];[.$A$27];[.$A$4];[$names.$C13];[.$A$5])" office:value-type="string" office:string-value="@PART[SWNXClassEngineering]:NEEDS[TrekDrive]     {@title = #LOC_SWNXClassEngineering_title    }" calcext:value-type="string">
            <text:p>@PART[SWNXClassEngineering]:NEEDS[TrekDrive] <text:s text:c="4"/>{@title = #LOC_SWNXClassEngineering_title <text:s text:c="3"/>}</text:p>
          </table:table-cell>
          <table:table-cell table:formula="of:=COM.MICROSOFT.CONCAT(&quot;#LOC_&quot;;[$names.$C13];&quot;_title = &quot;;[$titles.$C12];&quot;    // &quot;;[$titles.$C12])" office:value-type="string" office:string-value="#LOC_SWNXClassEngineering_title = NX-class Bridge Module    // NX-class Bridge Module" calcext:value-type="string">
            <text:p>#LOC_SWNXClassEngineering_title = NX-class Bridge Module <text:s text:c="3"/>// NX-class Bridge Module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4];[.$A$3];[.$A$27];[.$A$6];[$titles.$C14];[.$A$7];[$titles.$C14])" office:value-type="string" office:string-value="@PART[SWNXClassEngineeringRefit]:NEEDS[TrekDrive]     {@title = NX-class Refit Engineering Section  } // NX-class Refit Engineering Section" calcext:value-type="string">
            <text:p>@PART[SWNXClassEngineeringRefit]:NEEDS[TrekDrive] <text:s text:c="4"/>{@title = NX-class Refit Engineering Section <text:s/>} // NX-class Refit Engineering Section</text:p>
          </table:table-cell>
          <table:table-cell table:formula="of:=COM.MICROSOFT.CONCAT([.$A$2];[$names.$C14];[.$A$3];[.$A$27];[.$A$4];[$names.$C14];[.$A$5])" office:value-type="string" office:string-value="@PART[SWNXClassEngineeringRefit]:NEEDS[TrekDrive]     {@title = #LOC_SWNXClassEngineeringRefit_title    }" calcext:value-type="string">
            <text:p>@PART[SWNXClassEngineeringRefit]:NEEDS[TrekDrive] <text:s text:c="4"/>{@title = #LOC_SWNXClassEngineeringRefit_title <text:s text:c="3"/>}</text:p>
          </table:table-cell>
          <table:table-cell table:formula="of:=COM.MICROSOFT.CONCAT(&quot;#LOC_&quot;;[$names.$C14];&quot;_title = &quot;;[$titles.$C13];&quot;    // &quot;;[$titles.$C13])" office:value-type="string" office:string-value="#LOC_SWNXClassEngineeringRefit_title = NX-class Engineering Section    // NX-class Engineering Section" calcext:value-type="string">
            <text:p>#LOC_SWNXClassEngineeringRefit_title = NX-class Engineering Section <text:s text:c="3"/>// NX-class Engineering Section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5];[.$A$3];[.$A$27];[.$A$6];[$titles.$C15];[.$A$7];[$titles.$C15])" office:value-type="string" office:string-value="@PART[SWNXClassMainImpulsePort]:NEEDS[TrekDrive]     {@title = NX-class Main Impulse Engines (Port)  } // NX-class Main Impulse Engines (Port)" calcext:value-type="string">
            <text:p>@PART[SWNXClassMainImpulsePort]:NEEDS[TrekDrive] <text:s text:c="4"/>{@title = NX-class Main Impulse Engines (Port) <text:s/>} // NX-class Main Impulse Engines (Port)</text:p>
          </table:table-cell>
          <table:table-cell table:formula="of:=COM.MICROSOFT.CONCAT([.$A$2];[$names.$C15];[.$A$3];[.$A$27];[.$A$4];[$names.$C15];[.$A$5])" office:value-type="string" office:string-value="@PART[SWNXClassMainImpulsePort]:NEEDS[TrekDrive]     {@title = #LOC_SWNXClassMainImpulsePort_title    }" calcext:value-type="string">
            <text:p>@PART[SWNXClassMainImpulsePort]:NEEDS[TrekDrive] <text:s text:c="4"/>{@title = #LOC_SWNXClassMainImpulsePort_title <text:s text:c="3"/>}</text:p>
          </table:table-cell>
          <table:table-cell table:formula="of:=COM.MICROSOFT.CONCAT(&quot;#LOC_&quot;;[$names.$C15];&quot;_title = &quot;;[$titles.$C14];&quot;    // &quot;;[$titles.$C14])" office:value-type="string" office:string-value="#LOC_SWNXClassMainImpulsePort_title = NX-class Refit Engineering Section    // NX-class Refit Engineering Section" calcext:value-type="string">
            <text:p>#LOC_SWNXClassMainImpulsePort_title = NX-class Refit Engineering Section <text:s text:c="3"/>// NX-class Refit Engineering Section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6];[.$A$3];[.$A$27];[.$A$6];[$titles.$C16];[.$A$7];[$titles.$C16])" office:value-type="string" office:string-value="@PART[SWNXClassMainImpulseStbd]:NEEDS[TrekDrive]     {@title = NX-class Main Impulse Engines (Starboard)  } // NX-class Main Impulse Engines (Starboard)" calcext:value-type="string">
            <text:p>@PART[SWNXClassMainImpulseStbd]:NEEDS[TrekDrive] <text:s text:c="4"/>{@title = NX-class Main Impulse Engines (Starboard) <text:s/>} // NX-class Main Impulse Engines (Starboard)</text:p>
          </table:table-cell>
          <table:table-cell table:formula="of:=COM.MICROSOFT.CONCAT([.$A$2];[$names.$C16];[.$A$3];[.$A$27];[.$A$4];[$names.$C16];[.$A$5])" office:value-type="string" office:string-value="@PART[SWNXClassMainImpulseStbd]:NEEDS[TrekDrive]     {@title = #LOC_SWNXClassMainImpulseStbd_title    }" calcext:value-type="string">
            <text:p>@PART[SWNXClassMainImpulseStbd]:NEEDS[TrekDrive] <text:s text:c="4"/>{@title = #LOC_SWNXClassMainImpulseStbd_title <text:s text:c="3"/>}</text:p>
          </table:table-cell>
          <table:table-cell table:formula="of:=COM.MICROSOFT.CONCAT(&quot;#LOC_&quot;;[$names.$C16];&quot;_title = &quot;;[$titles.$C15];&quot;    // &quot;;[$titles.$C15])" office:value-type="string" office:string-value="#LOC_SWNXClassMainImpulseStbd_title = NX-class Main Impulse Engines (Port)    // NX-class Main Impulse Engines (Port)" calcext:value-type="string">
            <text:p>#LOC_SWNXClassMainImpulseStbd_title = NX-class Main Impulse Engines (Port) <text:s text:c="3"/>// NX-class Main Impulse Engines (Port)</text:p>
          </table:table-cell>
          <table:table-cell table:number-columns-repeated="4"/>
        </table:table-row>
        <table:table-row table:style-name="ro1">
          <table:table-cell table:style-name="ce6"/>
          <table:table-cell table:formula="of:=COM.MICROSOFT.CONCAT([.$A$2];[$names.$C17];[.$A$3];[.$A$27];[.$A$6];[$titles.$C17];[.$A$7];[$titles.$C17])" office:value-type="string" office:string-value="@PART[SWNXClassNacellePylons]:NEEDS[TrekDrive]     {@title = NX-class Nacelle Pylons  } // NX-class Nacelle Pylons" calcext:value-type="string">
            <text:p>@PART[SWNXClassNacellePylons]:NEEDS[TrekDrive] <text:s text:c="4"/>{@title = NX-class Nacelle Pylons <text:s/>} // NX-class Nacelle Pylons</text:p>
          </table:table-cell>
          <table:table-cell table:formula="of:=COM.MICROSOFT.CONCAT([.$A$2];[$names.$C17];[.$A$3];[.$A$27];[.$A$4];[$names.$C17];[.$A$5])" office:value-type="string" office:string-value="@PART[SWNXClassNacellePylons]:NEEDS[TrekDrive]     {@title = #LOC_SWNXClassNacellePylons_title    }" calcext:value-type="string">
            <text:p>@PART[SWNXClassNacellePylons]:NEEDS[TrekDrive] <text:s text:c="4"/>{@title = #LOC_SWNXClassNacellePylons_title <text:s text:c="3"/>}</text:p>
          </table:table-cell>
          <table:table-cell table:formula="of:=COM.MICROSOFT.CONCAT(&quot;#LOC_&quot;;[$names.$C17];&quot;_title = &quot;;[$titles.$C16];&quot;    // &quot;;[$titles.$C16])" office:value-type="string" office:string-value="#LOC_SWNXClassNacellePylons_title = NX-class Main Impulse Engines (Starboard)    // NX-class Main Impulse Engines (Starboard)" calcext:value-type="string">
            <text:p>#LOC_SWNXClassNacellePylons_title = NX-class Main Impulse Engines (Starboard) <text:s text:c="3"/>// NX-class Main Impulse Engines (Starboard)</text:p>
          </table:table-cell>
          <table:table-cell table:number-columns-repeated="4"/>
        </table:table-row>
        <table:table-row table:style-name="ro1">
          <table:table-cell>
            <draw:frame draw:z-index="1" draw:name="Text Frame 2" draw:style-name="gr4" draw:text-style-name="P4" svg:width="4.041cm" svg:height="0.881cm" svg:x="0.329cm" svg:y="0.012cm">
              <draw:text-box>
                <text:p text:style-name="P1">Run Trimming Macro </text:p>
              </draw:text-box>
            </draw:frame>
          </table:table-cell>
          <table:table-cell table:formula="of:=COM.MICROSOFT.CONCAT([.$A$2];[$names.$C18];[.$A$3];[.$A$27];[.$A$6];[$titles.$C18];[.$A$7];[$titles.$C18])" office:value-type="string" office:string-value="@PART[SWNXClassNacelle_Port]:NEEDS[TrekDrive]     {@title = NX-class Warp 5 Nacelle (Port)  } // NX-class Warp 5 Nacelle (Port)" calcext:value-type="string">
            <text:p>@PART[SWNXClassNacelle_Port]:NEEDS[TrekDrive] <text:s text:c="4"/>{@title = NX-class Warp 5 Nacelle (Port) <text:s/>} // NX-class Warp 5 Nacelle (Port)</text:p>
          </table:table-cell>
          <table:table-cell table:formula="of:=COM.MICROSOFT.CONCAT([.$A$2];[$names.$C18];[.$A$3];[.$A$27];[.$A$4];[$names.$C18];[.$A$5])" office:value-type="string" office:string-value="@PART[SWNXClassNacelle_Port]:NEEDS[TrekDrive]     {@title = #LOC_SWNXClassNacelle_Port_title    }" calcext:value-type="string">
            <text:p>@PART[SWNXClassNacelle_Port]:NEEDS[TrekDrive] <text:s text:c="4"/>{@title = #LOC_SWNXClassNacelle_Port_title <text:s text:c="3"/>}</text:p>
          </table:table-cell>
          <table:table-cell table:formula="of:=COM.MICROSOFT.CONCAT(&quot;#LOC_&quot;;[$names.$C18];&quot;_title = &quot;;[$titles.$C17];&quot;    // &quot;;[$titles.$C17])" office:value-type="string" office:string-value="#LOC_SWNXClassNacelle_Port_title = NX-class Nacelle Pylons    // NX-class Nacelle Pylons" calcext:value-type="string">
            <text:p>#LOC_SWNXClassNacelle_Port_title = NX-class Nacelle Pylons <text:s text:c="3"/>// NX-class Nacelle Pylons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9];[.$A$3];[.$A$27];[.$A$6];[$titles.$C19];[.$A$7];[$titles.$C19])" office:value-type="string" office:string-value="@PART[SWNXClassNacelleStbd]:NEEDS[TrekDrive]     {@title = NX-class Warp 5 Nacelle (Starboard)  } // NX-class Warp 5 Nacelle (Starboard)" calcext:value-type="string">
            <text:p>@PART[SWNXClassNacelleStbd]:NEEDS[TrekDrive] <text:s text:c="4"/>{@title = NX-class Warp 5 Nacelle (Starboard) <text:s/>} // NX-class Warp 5 Nacelle (Starboard)</text:p>
          </table:table-cell>
          <table:table-cell table:formula="of:=COM.MICROSOFT.CONCAT([.$A$2];[$names.$C19];[.$A$3];[.$A$27];[.$A$4];[$names.$C19];[.$A$5])" office:value-type="string" office:string-value="@PART[SWNXClassNacelleStbd]:NEEDS[TrekDrive]     {@title = #LOC_SWNXClassNacelleStbd_title    }" calcext:value-type="string">
            <text:p>@PART[SWNXClassNacelleStbd]:NEEDS[TrekDrive] <text:s text:c="4"/>{@title = #LOC_SWNXClassNacelleStbd_title <text:s text:c="3"/>}</text:p>
          </table:table-cell>
          <table:table-cell table:formula="of:=COM.MICROSOFT.CONCAT(&quot;#LOC_&quot;;[$names.$C19];&quot;_title = &quot;;[$titles.$C18];&quot;    // &quot;;[$titles.$C18])" office:value-type="string" office:string-value="#LOC_SWNXClassNacelleStbd_title = NX-class Warp 5 Nacelle (Port)    // NX-class Warp 5 Nacelle (Port)" calcext:value-type="string">
            <text:p>#LOC_SWNXClassNacelleStbd_title = NX-class Warp 5 Nacelle (Port) <text:s text:c="3"/>// NX-class Warp 5 Nacelle (Port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0];[.$A$3];[.$A$27];[.$A$6];[$titles.$C20];[.$A$7];[$titles.$C20])" office:value-type="string" office:string-value="@PART[SWNXClassNavDeflector]:NEEDS[TrekDrive]     {@title = NX-class Navigational Deflector  } // NX-class Navigational Deflector" calcext:value-type="string">
            <text:p>@PART[SWNXClassNavDeflector]:NEEDS[TrekDrive] <text:s text:c="4"/>{@title = NX-class Navigational Deflector <text:s/>} // NX-class Navigational Deflector</text:p>
          </table:table-cell>
          <table:table-cell table:formula="of:=COM.MICROSOFT.CONCAT([.$A$2];[$names.$C20];[.$A$3];[.$A$27];[.$A$4];[$names.$C20];[.$A$5])" office:value-type="string" office:string-value="@PART[SWNXClassNavDeflector]:NEEDS[TrekDrive]     {@title = #LOC_SWNXClassNavDeflector_title    }" calcext:value-type="string">
            <text:p>@PART[SWNXClassNavDeflector]:NEEDS[TrekDrive] <text:s text:c="4"/>{@title = #LOC_SWNXClassNavDeflector_title <text:s text:c="3"/>}</text:p>
          </table:table-cell>
          <table:table-cell table:formula="of:=COM.MICROSOFT.CONCAT(&quot;#LOC_&quot;;[$names.$C20];&quot;_title = &quot;;[$titles.$C19];&quot;    // &quot;;[$titles.$C19])" office:value-type="string" office:string-value="#LOC_SWNXClassNavDeflector_title = NX-class Warp 5 Nacelle (Starboard)    // NX-class Warp 5 Nacelle (Starboard)" calcext:value-type="string">
            <text:p>#LOC_SWNXClassNavDeflector_title = NX-class Warp 5 Nacelle (Starboard) <text:s text:c="3"/>// NX-class Warp 5 Nacelle (Starboard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1];[.$A$3];[.$A$27];[.$A$6];[$titles.$C21];[.$A$7];[$titles.$C21])" office:value-type="string" office:string-value="@PART[SWNXClassRefitNacelle_Port]:NEEDS[TrekDrive]     {@title = NX-class Refit Warp 7 Nacelle (Port)  } // NX-class Refit Warp 7 Nacelle (Port)" calcext:value-type="string">
            <text:p>@PART[SWNXClassRefitNacelle_Port]:NEEDS[TrekDrive] <text:s text:c="4"/>{@title = NX-class Refit Warp 7 Nacelle (Port) <text:s/>} // NX-class Refit Warp 7 Nacelle (Port)</text:p>
          </table:table-cell>
          <table:table-cell table:formula="of:=COM.MICROSOFT.CONCAT([.$A$2];[$names.$C21];[.$A$3];[.$A$27];[.$A$4];[$names.$C21];[.$A$5])" office:value-type="string" office:string-value="@PART[SWNXClassRefitNacelle_Port]:NEEDS[TrekDrive]     {@title = #LOC_SWNXClassRefitNacelle_Port_title    }" calcext:value-type="string">
            <text:p>@PART[SWNXClassRefitNacelle_Port]:NEEDS[TrekDrive] <text:s text:c="4"/>{@title = #LOC_SWNXClassRefitNacelle_Port_title <text:s text:c="3"/>}</text:p>
          </table:table-cell>
          <table:table-cell table:formula="of:=COM.MICROSOFT.CONCAT(&quot;#LOC_&quot;;[$names.$C21];&quot;_title = &quot;;[$titles.$C20];&quot;    // &quot;;[$titles.$C20])" office:value-type="string" office:string-value="#LOC_SWNXClassRefitNacelle_Port_title = NX-class Navigational Deflector    // NX-class Navigational Deflector" calcext:value-type="string">
            <text:p>#LOC_SWNXClassRefitNacelle_Port_title = NX-class Navigational Deflector <text:s text:c="3"/>// NX-class Navigational Deflector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2];[.$A$3];[.$A$27];[.$A$6];[$titles.$C22];[.$A$7];[$titles.$C22])" office:value-type="string" office:string-value="@PART[SWNXClassRefitNacelle_Stbd]:NEEDS[TrekDrive]     {@title = NX-class Refit Warp 7 Nacelle (Starboard)  } // NX-class Refit Warp 7 Nacelle (Starboard)" calcext:value-type="string">
            <text:p>@PART[SWNXClassRefitNacelle_Stbd]:NEEDS[TrekDrive] <text:s text:c="4"/>{@title = NX-class Refit Warp 7 Nacelle (Starboard) <text:s/>} // NX-class Refit Warp 7 Nacelle (Starboard)</text:p>
          </table:table-cell>
          <table:table-cell table:formula="of:=COM.MICROSOFT.CONCAT([.$A$2];[$names.$C22];[.$A$3];[.$A$27];[.$A$4];[$names.$C22];[.$A$5])" office:value-type="string" office:string-value="@PART[SWNXClassRefitNacelle_Stbd]:NEEDS[TrekDrive]     {@title = #LOC_SWNXClassRefitNacelle_Stbd_title    }" calcext:value-type="string">
            <text:p>@PART[SWNXClassRefitNacelle_Stbd]:NEEDS[TrekDrive] <text:s text:c="4"/>{@title = #LOC_SWNXClassRefitNacelle_Stbd_title <text:s text:c="3"/>}</text:p>
          </table:table-cell>
          <table:table-cell table:formula="of:=COM.MICROSOFT.CONCAT(&quot;#LOC_&quot;;[$names.$C22];&quot;_title = &quot;;[$titles.$C21];&quot;    // &quot;;[$titles.$C21])" office:value-type="string" office:string-value="#LOC_SWNXClassRefitNacelle_Stbd_title = NX-class Refit Warp 7 Nacelle (Port)    // NX-class Refit Warp 7 Nacelle (Port)" calcext:value-type="string">
            <text:p>#LOC_SWNXClassRefitNacelle_Stbd_title = NX-class Refit Warp 7 Nacelle (Port) <text:s text:c="3"/>// NX-class Refit Warp 7 Nacelle (Port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3];[.$A$3];[.$A$27];[.$A$6];[$titles.$C23];[.$A$7];[$titles.$C23])" office:value-type="string" office:string-value="@PART[SWNXClassSaucer]:NEEDS[TrekDrive]     {@title = NX-class Saucer Section  } // NX-class Saucer Section" calcext:value-type="string">
            <text:p>@PART[SWNXClassSaucer]:NEEDS[TrekDrive] <text:s text:c="4"/>{@title = NX-class Saucer Section <text:s/>} // NX-class Saucer Section</text:p>
          </table:table-cell>
          <table:table-cell table:formula="of:=COM.MICROSOFT.CONCAT([.$A$2];[$names.$C23];[.$A$3];[.$A$27];[.$A$4];[$names.$C23];[.$A$5])" office:value-type="string" office:string-value="@PART[SWNXClassSaucer]:NEEDS[TrekDrive]     {@title = #LOC_SWNXClassSaucer_title    }" calcext:value-type="string">
            <text:p>@PART[SWNXClassSaucer]:NEEDS[TrekDrive] <text:s text:c="4"/>{@title = #LOC_SWNXClassSaucer_title <text:s text:c="3"/>}</text:p>
          </table:table-cell>
          <table:table-cell table:formula="of:=COM.MICROSOFT.CONCAT(&quot;#LOC_&quot;;[$names.$C23];&quot;_title = &quot;;[$titles.$C23];&quot;    // &quot;;[$titles.$C23])" office:value-type="string" office:string-value="#LOC_SWNXClassSaucer_title = NX-class Saucer Section    // NX-class Saucer Section" calcext:value-type="string">
            <text:p>#LOC_SWNXClassSaucer_title = NX-class Saucer Section <text:s text:c="3"/>// NX-class Saucer Section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4];[.$A$3];[.$A$27];[.$A$6];[$titles.$C24];[.$A$7];[$titles.$C24])" office:value-type="string" office:string-value="@PART[SWNXClassSecImpulsePort]:NEEDS[TrekDrive]     {@title = NX-class Secondary Impulse Engine (Port)  } // NX-class Secondary Impulse Engine (Port)" calcext:value-type="string">
            <text:p>@PART[SWNXClassSecImpulsePort]:NEEDS[TrekDrive] <text:s text:c="4"/>{@title = NX-class Secondary Impulse Engine (Port) <text:s/>} // NX-class Secondary Impulse Engine (Port)</text:p>
          </table:table-cell>
          <table:table-cell table:formula="of:=COM.MICROSOFT.CONCAT([.$A$2];[$names.$C24];[.$A$3];[.$A$27];[.$A$4];[$names.$C24];[.$A$5])" office:value-type="string" office:string-value="@PART[SWNXClassSecImpulsePort]:NEEDS[TrekDrive]     {@title = #LOC_SWNXClassSecImpulsePort_title    }" calcext:value-type="string">
            <text:p>@PART[SWNXClassSecImpulsePort]:NEEDS[TrekDrive] <text:s text:c="4"/>{@title = #LOC_SWNXClassSecImpulsePort_title <text:s text:c="3"/>}</text:p>
          </table:table-cell>
          <table:table-cell table:formula="of:=COM.MICROSOFT.CONCAT(&quot;#LOC_&quot;;[$names.$C24];&quot;_title = &quot;;[$titles.$C24];&quot;    // &quot;;[$titles.$C24])" office:value-type="string" office:string-value="#LOC_SWNXClassSecImpulsePort_title = NX-class Secondary Impulse Engine (Port)    // NX-class Secondary Impulse Engine (Port)" calcext:value-type="string">
            <text:p>#LOC_SWNXClassSecImpulsePort_title = NX-class Secondary Impulse Engine (Port) <text:s text:c="3"/>// NX-class Secondary Impulse Engine (Port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5];[.$A$3];[.$A$27];[.$A$6];[$titles.$C25];[.$A$7];[$titles.$C25])" office:value-type="string" office:string-value="@PART[SWNXClassSecImpulseStbd]:NEEDS[TrekDrive]     {@title = NX-class Secondary Impulse Engine (Starboard)  } // NX-class Secondary Impulse Engine (Starboard)" calcext:value-type="string">
            <text:p>@PART[SWNXClassSecImpulseStbd]:NEEDS[TrekDrive] <text:s text:c="4"/>{@title = NX-class Secondary Impulse Engine (Starboard) <text:s/>} // NX-class Secondary Impulse Engine (Starboard)</text:p>
          </table:table-cell>
          <table:table-cell table:formula="of:=COM.MICROSOFT.CONCAT([.$A$2];[$names.$C25];[.$A$3];[.$A$27];[.$A$4];[$names.$C25];[.$A$5])" office:value-type="string" office:string-value="@PART[SWNXClassSecImpulseStbd]:NEEDS[TrekDrive]     {@title = #LOC_SWNXClassSecImpulseStbd_title    }" calcext:value-type="string">
            <text:p>@PART[SWNXClassSecImpulseStbd]:NEEDS[TrekDrive] <text:s text:c="4"/>{@title = #LOC_SWNXClassSecImpulseStbd_title <text:s text:c="3"/>}</text:p>
          </table:table-cell>
          <table:table-cell table:formula="of:=COM.MICROSOFT.CONCAT(&quot;#LOC_&quot;;[$names.$C25];&quot;_title = &quot;;[$titles.$C25];&quot;    // &quot;;[$titles.$C25])" office:value-type="string" office:string-value="#LOC_SWNXClassSecImpulseStbd_title = NX-class Secondary Impulse Engine (Starboard)    // NX-class Secondary Impulse Engine (Starboard)" calcext:value-type="string">
            <text:p>#LOC_SWNXClassSecImpulseStbd_title = NX-class Secondary Impulse Engine (Starboard) <text:s text:c="3"/>// NX-class Secondary Impulse Engine (Starboard)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6];[.$A$3];[.$A$27];[.$A$6];[$titles.$C26];[.$A$7];[$titles.$C26])" office:value-type="string" office:string-value="@PART[SWPhoenixFS]:NEEDS[TrekDrive]     {@title = Phoenix Launcher First Stage  } // Phoenix Launcher First Stage" calcext:value-type="string">
            <text:p>@PART[SWPhoenixFS]:NEEDS[TrekDrive] <text:s text:c="4"/>{@title = Phoenix Launcher First Stage <text:s/>} // Phoenix Launcher First Stage</text:p>
          </table:table-cell>
          <table:table-cell table:formula="of:=COM.MICROSOFT.CONCAT([.$A$2];[$names.$C26];[.$A$3];[.$A$27];[.$A$4];[$names.$C26];[.$A$5])" office:value-type="string" office:string-value="@PART[SWPhoenixFS]:NEEDS[TrekDrive]     {@title = #LOC_SWPhoenixFS_title    }" calcext:value-type="string">
            <text:p>@PART[SWPhoenixFS]:NEEDS[TrekDrive] <text:s text:c="4"/>{@title = #LOC_SWPhoenixFS_title <text:s text:c="3"/>}</text:p>
          </table:table-cell>
          <table:table-cell table:formula="of:=COM.MICROSOFT.CONCAT(&quot;#LOC_&quot;;[$names.$C26];&quot;_title = &quot;;[$titles.$C26];&quot;    // &quot;;[$titles.$C26])" office:value-type="string" office:string-value="#LOC_SWPhoenixFS_title = Phoenix Launcher First Stage    // Phoenix Launcher First Stage" calcext:value-type="string">
            <text:p>#LOC_SWPhoenixFS_title = Phoenix Launcher First Stage <text:s text:c="3"/>// Phoenix Launcher First Stag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rekDrive</text:p>
          </table:table-cell>
          <table:table-cell table:formula="of:=COM.MICROSOFT.CONCAT([.$A$2];[$names.$C27];[.$A$3];[.$A$27];[.$A$6];[$titles.$C27];[.$A$7];[$titles.$C27])" office:value-type="string" office:string-value="@PART[SWPhoenixLME]:NEEDS[TrekDrive]     {@title = Phoenix Launcher Main Engine  } // Phoenix Launcher Main Engine" calcext:value-type="string">
            <text:p>@PART[SWPhoenixLME]:NEEDS[TrekDrive] <text:s text:c="4"/>{@title = Phoenix Launcher Main Engine <text:s/>} // Phoenix Launcher Main Engine</text:p>
          </table:table-cell>
          <table:table-cell table:formula="of:=COM.MICROSOFT.CONCAT([.$A$2];[$names.$C27];[.$A$3];[.$A$27];[.$A$4];[$names.$C27];[.$A$5])" office:value-type="string" office:string-value="@PART[SWPhoenixLME]:NEEDS[TrekDrive]     {@title = #LOC_SWPhoenixLME_title    }" calcext:value-type="string">
            <text:p>@PART[SWPhoenixLME]:NEEDS[TrekDrive] <text:s text:c="4"/>{@title = #LOC_SWPhoenixLME_title <text:s text:c="3"/>}</text:p>
          </table:table-cell>
          <table:table-cell table:formula="of:=COM.MICROSOFT.CONCAT(&quot;#LOC_&quot;;[$names.$C27];&quot;_title = &quot;;[$titles.$C27];&quot;    // &quot;;[$titles.$C27])" office:value-type="string" office:string-value="#LOC_SWPhoenixLME_title = Phoenix Launcher Main Engine    // Phoenix Launcher Main Engine" calcext:value-type="string">
            <text:p>#LOC_SWPhoenixLME_title = Phoenix Launcher Main Engine <text:s text:c="3"/>// Phoenix Launcher Main Engine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8];[.$A$3];[.$A$27];[.$A$6];[$titles.$C28];[.$A$7];[$titles.$C28])" office:value-type="string" office:string-value="@PART[SWPhoenixCrewCabin]:NEEDS[TrekDrive]     {@title = Phoenix Warpship Crew Cabin  } // Phoenix Warpship Crew Cabin" calcext:value-type="string">
            <text:p>@PART[SWPhoenixCrewCabin]:NEEDS[TrekDrive] <text:s text:c="4"/>{@title = Phoenix Warpship Crew Cabin <text:s/>} // Phoenix Warpship Crew Cabin</text:p>
          </table:table-cell>
          <table:table-cell table:formula="of:=COM.MICROSOFT.CONCAT([.$A$2];[$names.$C28];[.$A$3];[.$A$27];[.$A$4];[$names.$C28];[.$A$5])" office:value-type="string" office:string-value="@PART[SWPhoenixCrewCabin]:NEEDS[TrekDrive]     {@title = #LOC_SWPhoenixCrewCabin_title    }" calcext:value-type="string">
            <text:p>@PART[SWPhoenixCrewCabin]:NEEDS[TrekDrive] <text:s text:c="4"/>{@title = #LOC_SWPhoenixCrewCabin_title <text:s text:c="3"/>}</text:p>
          </table:table-cell>
          <table:table-cell table:formula="of:=COM.MICROSOFT.CONCAT(&quot;#LOC_&quot;;[$names.$C28];&quot;_title = &quot;;[$titles.$C28];&quot;    // &quot;;[$titles.$C28])" office:value-type="string" office:string-value="#LOC_SWPhoenixCrewCabin_title = Phoenix Warpship Crew Cabin    // Phoenix Warpship Crew Cabin" calcext:value-type="string">
            <text:p>#LOC_SWPhoenixCrewCabin_title = Phoenix Warpship Crew Cabin <text:s text:c="3"/>// Phoenix Warpship Crew Cabin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9];[.$A$3];[.$A$27];[.$A$6];[$titles.$C29];[.$A$7];[$titles.$C29])" office:value-type="string" office:string-value="@PART[SWPhoenixDecoupler]:NEEDS[TrekDrive]     {@title = Phoenix Interstage Decoupler  } // Phoenix Interstage Decoupler" calcext:value-type="string">
            <text:p>@PART[SWPhoenixDecoupler]:NEEDS[TrekDrive] <text:s text:c="4"/>{@title = Phoenix Interstage Decoupler <text:s/>} // Phoenix Interstage Decoupler</text:p>
          </table:table-cell>
          <table:table-cell table:formula="of:=COM.MICROSOFT.CONCAT([.$A$2];[$names.$C29];[.$A$3];[.$A$27];[.$A$4];[$names.$C29];[.$A$5])" office:value-type="string" office:string-value="@PART[SWPhoenixDecoupler]:NEEDS[TrekDrive]     {@title = #LOC_SWPhoenixDecoupler_title    }" calcext:value-type="string">
            <text:p>@PART[SWPhoenixDecoupler]:NEEDS[TrekDrive] <text:s text:c="4"/>{@title = #LOC_SWPhoenixDecoupler_title <text:s text:c="3"/>}</text:p>
          </table:table-cell>
          <table:table-cell table:formula="of:=COM.MICROSOFT.CONCAT(&quot;#LOC_&quot;;[$names.$C29];&quot;_title = &quot;;[$titles.$C29];&quot;    // &quot;;[$titles.$C29])" office:value-type="string" office:string-value="#LOC_SWPhoenixDecoupler_title = Phoenix Interstage Decoupler    // Phoenix Interstage Decoupler" calcext:value-type="string">
            <text:p>#LOC_SWPhoenixDecoupler_title = Phoenix Interstage Decoupler <text:s text:c="3"/>// Phoenix Interstage Decoupler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0];[.$A$3];[.$A$27];[.$A$6];[$titles.$C30];[.$A$7];[$titles.$C30])" office:value-type="string" office:string-value="@PART[SWPhoenixFairing]:NEEDS[TrekDrive]     {@title = Phoenix Fairing  } // Phoenix Fairing" calcext:value-type="string">
            <text:p>@PART[SWPhoenixFairing]:NEEDS[TrekDrive] <text:s text:c="4"/>{@title = Phoenix Fairing <text:s/>} // Phoenix Fairing</text:p>
          </table:table-cell>
          <table:table-cell table:formula="of:=COM.MICROSOFT.CONCAT([.$A$2];[$names.$C30];[.$A$3];[.$A$27];[.$A$4];[$names.$C30];[.$A$5])" office:value-type="string" office:string-value="@PART[SWPhoenixFairing]:NEEDS[TrekDrive]     {@title = #LOC_SWPhoenixFairing_title    }" calcext:value-type="string">
            <text:p>@PART[SWPhoenixFairing]:NEEDS[TrekDrive] <text:s text:c="4"/>{@title = #LOC_SWPhoenixFairing_title <text:s text:c="3"/>}</text:p>
          </table:table-cell>
          <table:table-cell table:formula="of:=COM.MICROSOFT.CONCAT(&quot;#LOC_&quot;;[$names.$C30];&quot;_title = &quot;;[$titles.$C30];&quot;    // &quot;;[$titles.$C30])" office:value-type="string" office:string-value="#LOC_SWPhoenixFairing_title = Phoenix Fairing    // Phoenix Fairing" calcext:value-type="string">
            <text:p>#LOC_SWPhoenixFairing_title = Phoenix Fairing <text:s text:c="3"/>// Phoenix Fairing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1];[.$A$3];[.$A$27];[.$A$6];[$titles.$C31];[.$A$7];[$titles.$C31])" office:value-type="string" office:string-value="@PART[SWPhoenixFuselage]:NEEDS[TrekDrive]     {@title = Phoenix Fuselage  } // Phoenix Fuselage" calcext:value-type="string">
            <text:p>@PART[SWPhoenixFuselage]:NEEDS[TrekDrive] <text:s text:c="4"/>{@title = Phoenix Fuselage <text:s/>} // Phoenix Fuselage</text:p>
          </table:table-cell>
          <table:table-cell table:formula="of:=COM.MICROSOFT.CONCAT([.$A$2];[$names.$C31];[.$A$3];[.$A$27];[.$A$4];[$names.$C31];[.$A$5])" office:value-type="string" office:string-value="@PART[SWPhoenixFuselage]:NEEDS[TrekDrive]     {@title = #LOC_SWPhoenixFuselage_title    }" calcext:value-type="string">
            <text:p>@PART[SWPhoenixFuselage]:NEEDS[TrekDrive] <text:s text:c="4"/>{@title = #LOC_SWPhoenixFuselage_title <text:s text:c="3"/>}</text:p>
          </table:table-cell>
          <table:table-cell table:formula="of:=COM.MICROSOFT.CONCAT(&quot;#LOC_&quot;;[$names.$C31];&quot;_title = &quot;;[$titles.$C31];&quot;    // &quot;;[$titles.$C31])" office:value-type="string" office:string-value="#LOC_SWPhoenixFuselage_title = Phoenix Fuselage    // Phoenix Fuselage" calcext:value-type="string">
            <text:p>#LOC_SWPhoenixFuselage_title = Phoenix Fuselage <text:s text:c="3"/>// Phoenix Fuselage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2];[.$A$3];[.$A$27];[.$A$6];[$titles.$C32];[.$A$7];[$titles.$C32])" office:value-type="string" office:string-value="@PART[SWPhoenixMThruster]:NEEDS[TrekDrive]     {@title = Phoenix Main Thruster  } // Phoenix Main Thruster" calcext:value-type="string">
            <text:p>@PART[SWPhoenixMThruster]:NEEDS[TrekDrive] <text:s text:c="4"/>{@title = Phoenix Main Thruster <text:s/>} // Phoenix Main Thruster</text:p>
          </table:table-cell>
          <table:table-cell table:formula="of:=COM.MICROSOFT.CONCAT([.$A$2];[$names.$C32];[.$A$3];[.$A$27];[.$A$4];[$names.$C32];[.$A$5])" office:value-type="string" office:string-value="@PART[SWPhoenixMThruster]:NEEDS[TrekDrive]     {@title = #LOC_SWPhoenixMThruster_title    }" calcext:value-type="string">
            <text:p>@PART[SWPhoenixMThruster]:NEEDS[TrekDrive] <text:s text:c="4"/>{@title = #LOC_SWPhoenixMThruster_title <text:s text:c="3"/>}</text:p>
          </table:table-cell>
          <table:table-cell table:formula="of:=COM.MICROSOFT.CONCAT(&quot;#LOC_&quot;;[$names.$C32];&quot;_title = &quot;;[$titles.$C32];&quot;    // &quot;;[$titles.$C32])" office:value-type="string" office:string-value="#LOC_SWPhoenixMThruster_title = Phoenix Main Thruster    // Phoenix Main Thruster" calcext:value-type="string">
            <text:p>#LOC_SWPhoenixMThruster_title = Phoenix Main Thruster <text:s text:c="3"/>// Phoenix Main Thruster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3];[.$A$3];[.$A$27];[.$A$6];[$titles.$C33];[.$A$7];[$titles.$C33])" office:value-type="string" office:string-value="@PART[SWPhoenixSAS]:NEEDS[TrekDrive]     {@title = Phoenix SAS  } // Phoenix SAS" calcext:value-type="string">
            <text:p>@PART[SWPhoenixSAS]:NEEDS[TrekDrive] <text:s text:c="4"/>{@title = Phoenix SAS <text:s/>} // Phoenix SAS</text:p>
          </table:table-cell>
          <table:table-cell table:formula="of:=COM.MICROSOFT.CONCAT([.$A$2];[$names.$C33];[.$A$3];[.$A$27];[.$A$4];[$names.$C33];[.$A$5])" office:value-type="string" office:string-value="@PART[SWPhoenixSAS]:NEEDS[TrekDrive]     {@title = #LOC_SWPhoenixSAS_title    }" calcext:value-type="string">
            <text:p>@PART[SWPhoenixSAS]:NEEDS[TrekDrive] <text:s text:c="4"/>{@title = #LOC_SWPhoenixSAS_title <text:s text:c="3"/>}</text:p>
          </table:table-cell>
          <table:table-cell table:formula="of:=COM.MICROSOFT.CONCAT(&quot;#LOC_&quot;;[$names.$C33];&quot;_title = &quot;;[$titles.$C33];&quot;    // &quot;;[$titles.$C33])" office:value-type="string" office:string-value="#LOC_SWPhoenixSAS_title = Phoenix SAS    // Phoenix SAS" calcext:value-type="string">
            <text:p>#LOC_SWPhoenixSAS_title = Phoenix SAS <text:s text:c="3"/>// Phoenix SAS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4];[.$A$3];[.$A$27];[.$A$6];[$titles.$C34];[.$A$7];[$titles.$C34])" office:value-type="string" office:string-value="@PART[SWPhoenixVThrust]:NEEDS[TrekDrive]     {@title = Phoenix Vernier Thruster  } // Phoenix Vernier Thruster" calcext:value-type="string">
            <text:p>@PART[SWPhoenixVThrust]:NEEDS[TrekDrive] <text:s text:c="4"/>{@title = Phoenix Vernier Thruster <text:s/>} // Phoenix Vernier Thruster</text:p>
          </table:table-cell>
          <table:table-cell table:formula="of:=COM.MICROSOFT.CONCAT([.$A$2];[$names.$C34];[.$A$3];[.$A$27];[.$A$4];[$names.$C34];[.$A$5])" office:value-type="string" office:string-value="@PART[SWPhoenixVThrust]:NEEDS[TrekDrive]     {@title = #LOC_SWPhoenixVThrust_title    }" calcext:value-type="string">
            <text:p>@PART[SWPhoenixVThrust]:NEEDS[TrekDrive] <text:s text:c="4"/>{@title = #LOC_SWPhoenixVThrust_title <text:s text:c="3"/>}</text:p>
          </table:table-cell>
          <table:table-cell table:formula="of:=COM.MICROSOFT.CONCAT(&quot;#LOC_&quot;;[$names.$C34];&quot;_title = &quot;;[$titles.$C34];&quot;    // &quot;;[$titles.$C34])" office:value-type="string" office:string-value="#LOC_SWPhoenixVThrust_title = Phoenix Vernier Thruster    // Phoenix Vernier Thruster" calcext:value-type="string">
            <text:p>#LOC_SWPhoenixVThrust_title = Phoenix Vernier Thruster <text:s text:c="3"/>// Phoenix Vernier Thruster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5];[.$A$3];[.$A$27];[.$A$6];[$titles.$C35];[.$A$7];[$titles.$C35])" office:value-type="string" office:string-value="@PART[SWPhoenixCore]:NEEDS[TrekDrive]     {@title = Phoenix Warp Core/Field Generator  } // Phoenix Warp Core/Field Generator" calcext:value-type="string">
            <text:p>@PART[SWPhoenixCore]:NEEDS[TrekDrive] <text:s text:c="4"/>{@title = Phoenix Warp Core/Field Generator <text:s/>} // Phoenix Warp Core/Field Generator</text:p>
          </table:table-cell>
          <table:table-cell table:formula="of:=COM.MICROSOFT.CONCAT([.$A$2];[$names.$C35];[.$A$3];[.$A$27];[.$A$4];[$names.$C35];[.$A$5])" office:value-type="string" office:string-value="@PART[SWPhoenixCore]:NEEDS[TrekDrive]     {@title = #LOC_SWPhoenixCore_title    }" calcext:value-type="string">
            <text:p>@PART[SWPhoenixCore]:NEEDS[TrekDrive] <text:s text:c="4"/>{@title = #LOC_SWPhoenixCore_title <text:s text:c="3"/>}</text:p>
          </table:table-cell>
          <table:table-cell table:formula="of:=COM.MICROSOFT.CONCAT(&quot;#LOC_&quot;;[$names.$C35];&quot;_title = &quot;;[$titles.$C35];&quot;    // &quot;;[$titles.$C35])" office:value-type="string" office:string-value="#LOC_SWPhoenixCore_title = Phoenix Warp Core/Field Generator    // Phoenix Warp Core/Field Generator" calcext:value-type="string">
            <text:p>#LOC_SWPhoenixCore_title = Phoenix Warp Core/Field Generator <text:s text:c="3"/>// Phoenix Warp Core/Field Generat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6];[.$A$3];[.$A$27];[.$A$4];[$names.$C36];[.$A$5])" office:value-type="string" office:string-value="@PART[SWPhoenixNacelle]:NEEDS[TrekDrive]     {@title = #LOC_SWPhoenixNacelle_title    }" calcext:value-type="string">
            <text:p>@PART[SWPhoenixNacelle]:NEEDS[TrekDrive] <text:s text:c="4"/>{@title = #LOC_SWPhoenixNacelle_title <text:s text:c="3"/>}</text:p>
          </table:table-cell>
          <table:table-cell table:formula="of:=COM.MICROSOFT.CONCAT(&quot;#LOC_&quot;;[$names.$C36];&quot;_title = &quot;;[$titles.$C36];&quot;    // &quot;;[$titles.$C36])" office:value-type="string" office:string-value="#LOC_SWPhoenixNacelle_title = Phoenix Warp Nacelle    // Phoenix Warp Nacelle" calcext:value-type="string">
            <text:p>#LOC_SWPhoenixNacelle_title = Phoenix Warp Nacelle <text:s text:c="3"/>// Phoenix Warp Nacel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7];[.$A$3];[.$A$27];[.$A$4];[$names.$C37];[.$A$5])" office:value-type="string" office:string-value="@PART[SWTypeFImpulseEngine]:NEEDS[TrekDrive]     {@title = #LOC_SWTypeFImpulseEngine_title    }" calcext:value-type="string">
            <text:p>@PART[SWTypeFImpulseEngine]:NEEDS[TrekDrive] <text:s text:c="4"/>{@title = #LOC_SWTypeFImpulseEngine_title <text:s text:c="3"/>}</text:p>
          </table:table-cell>
          <table:table-cell table:formula="of:=COM.MICROSOFT.CONCAT(&quot;#LOC_&quot;;[$names.$C37];&quot;_title = &quot;;[$titles.$C37];&quot;    // &quot;;[$titles.$C37])" office:value-type="string" office:string-value="#LOC_SWTypeFImpulseEngine_title = Type F Shuttlecraft Impulse Engine    // Type F Shuttlecraft Impulse Engine" calcext:value-type="string">
            <text:p>#LOC_SWTypeFImpulseEngine_title = Type F Shuttlecraft Impulse Engine <text:s text:c="3"/>// Type F Shuttlecraft Impulse Engi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8];[.$A$3];[.$A$27];[.$A$4];[$names.$C38];[.$A$5])" office:value-type="string" office:string-value="@PART[SWTypeFMainHull]:NEEDS[TrekDrive]     {@title = #LOC_SWTypeFMainHull_title    }" calcext:value-type="string">
            <text:p>@PART[SWTypeFMainHull]:NEEDS[TrekDrive] <text:s text:c="4"/>{@title = #LOC_SWTypeFMainHull_title <text:s text:c="3"/>}</text:p>
          </table:table-cell>
          <table:table-cell table:formula="of:=COM.MICROSOFT.CONCAT(&quot;#LOC_&quot;;[$names.$C38];&quot;_title = &quot;;[$titles.$C38];&quot;    // &quot;;[$titles.$C38])" office:value-type="string" office:string-value="#LOC_SWTypeFMainHull_title = Type F Shuttlecraft    // Type F Shuttlecraft" calcext:value-type="string">
            <text:p>#LOC_SWTypeFMainHull_title = Type F Shuttlecraft <text:s text:c="3"/>// Type F Shuttlecraf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COM.MICROSOFT.CONCAT(&quot;#LOC_&quot;;[$names.$C39];&quot;_title = &quot;;[$titles.$C39];&quot;    // &quot;;[$titles.$C39])" office:value-type="string" office:string-value="#LOC_SWTypeFNacellePort_title = Type F Shuttlecraft Warp Nacelle (Port)    // Type F Shuttlecraft Warp Nacelle (Port)" calcext:value-type="string">
            <text:p>#LOC_SWTypeFNacellePort_title = Type F Shuttlecraft Warp Nacelle (Port) <text:s text:c="3"/>// Type F Shuttlecraft Warp Nacelle (Port)</text:p>
          </table:table-cell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ConsitutionBridge.cfg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SWConstitutionBridge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EngineeringHull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Engineering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ImpulseEn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ImpulseEng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celle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NacellePort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celle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NacelleStbd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vDeflecto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NavDeflector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Pylons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Pylons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Sauc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ConstitutionSaucer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ENTShuttlepo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NTShuttlepod</text:p>
          </table:table-cell>
          <table:table-cell office:value-type="string" calcext:value-type="string">
            <text:p>C:\Users\User\Games\Kerbal Space Program 1.12.3\GameData\TrekDrive\Parts\ENTShuttlepod</text:p>
          </table:table-cell>
        </table:table-row>
        <table:table-row table:style-name="ro1">
          <table:table-cell office:value-type="string" calcext:value-type="string">
            <text:p>ENTShutlepodImpEngin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NTShuttlepodImpEng</text:p>
          </table:table-cell>
          <table:table-cell office:value-type="string" calcext:value-type="string">
            <text:p>C:\Users\User\Games\Kerbal Space Program 1.12.3\GameData\TrekDrive\Parts\ENTShuttlepod</text:p>
          </table:table-cell>
        </table:table-row>
        <table:table-row table:style-name="ro1">
          <table:table-cell office:value-type="string" calcext:value-type="string">
            <text:p>NXClassBridg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Bridge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Engineerin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Engineering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EngineeringRefi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EngineeringRefit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MainImpulseEngine_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MainImpulsePort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MainImpulseEngine_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MainImpulseStbd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PylonsSt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NacellePylons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_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Nacelle_Port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_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NacelleStbd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vDeflecto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NavDeflector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RefitNacelle_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RefitNacelle_Port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RefitNacelle_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RefitNacelle_Stbd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auc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Saucer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ecImpEngine_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SecImpulsePort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ecImpEngine_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NXClassSecImpulseStbd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PhoenixL_FirstStag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FS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L_MainEngine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PhoenixLM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CrewCabin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CrewCabin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Decoupl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Decouple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Fairin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Fairing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Fuselag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Fuselag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MainThruster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PhoenixMThruste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SAS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SAS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VernierThruster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PhoenixVThrust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WarpCor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Cor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WarpNacell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PhoenixNacell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TypeFImpulseEngin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TypeFImpulseEngine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MainHull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TypeFMainHull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NacellePor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TypeFNacellePort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NacelleStbd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TypeFNacelleStbd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WarpCor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TypeFWarpCore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WarpCoilTest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WarpCoilTest</text:p>
          </table:table-cell>
          <table:table-cell office:value-type="string" calcext:value-type="string">
            <text:p>C:\Users\User\Games\Kerbal Space Program 1.12.3\GameData\TrekDrive\Parts</text:p>
          </table:table-cell>
        </table:table-row>
        <table:table-row table:style-name="ro1">
          <table:table-cell office:value-type="string" calcext:value-type="string">
            <text:p>WarpCoreTest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WarpCoreTest</text:p>
          </table:table-cell>
          <table:table-cell office:value-type="string" calcext:value-type="string">
            <text:p>C:\Users\User\Games\Kerbal Space Program 1.12.3\GameData\TrekDrive\Parts</text:p>
          </table:table-cell>
        </table:table-row>
      </table:table>
      <table:table table:name="titl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ConsitutionBridge.cf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stitution-class Bridge Module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EngineeringHull.cf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nstitution-class Engineering Section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ImpulseEng.cf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stitution-class Impulse Engines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cellePort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stitution-class Warp Nacelle (Port)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celleStbd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stitution-class Warp Nacelle (Starboard)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NavDeflector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stitution-class Navigational Deflector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Pylons.cf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stitution-class Nacelle Pylons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ConstitutionSaucer.cf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nstitution-class Saucer</text:p>
          </table:table-cell>
          <table:table-cell office:value-type="string" calcext:value-type="string">
            <text:p>C:\Users\User\Games\Kerbal Space Program 1.12.3\GameData\TrekDrive\Parts\ConstitutionClass\Original</text:p>
          </table:table-cell>
        </table:table-row>
        <table:table-row table:style-name="ro1">
          <table:table-cell office:value-type="string" calcext:value-type="string">
            <text:p>ENTShutlepodImpEngine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X Shuttlepod Impulse Engine</text:p>
          </table:table-cell>
          <table:table-cell office:value-type="string" calcext:value-type="string">
            <text:p>C:\Users\User\Games\Kerbal Space Program 1.12.3\GameData\TrekDrive\Parts\ENTShuttlepod</text:p>
          </table:table-cell>
        </table:table-row>
        <table:table-row table:style-name="ro1">
          <table:table-cell office:value-type="string" calcext:value-type="string">
            <text:p>ENTShuttlepod.cf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X Type Shuttlepod</text:p>
          </table:table-cell>
          <table:table-cell office:value-type="string" calcext:value-type="string">
            <text:p>C:\Users\User\Games\Kerbal Space Program 1.12.3\GameData\TrekDrive\Parts\ENTShuttlepod</text:p>
          </table:table-cell>
        </table:table-row>
        <table:table-row table:style-name="ro1">
          <table:table-cell office:value-type="string" calcext:value-type="string">
            <text:p>NXClassBridge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X-class Bridge Module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Engineering.cf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X-class Engineering Section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EngineeringRefit.cf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X-class Refit Engineering Section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MainImpulseEngine_Port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X-class Main Impulse Engines (Port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MainImpulseEngine_Stbd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X-class Main Impulse Engines (Starboard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PylonsStd.cf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X-class Nacelle Pylons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_Port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X-class Warp 5 Nacelle (Port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celle_Stbd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X-class Warp 5 Nacelle (Starboard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NavDeflector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X-class Navigational Deflector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RefitNacelle_Port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X-class Refit Warp 7 Nacelle (Port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RefitNacelle_Stbd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X-class Refit Warp 7 Nacelle (Starboard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aucer.cf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X-class Saucer Section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ecImpEngine_Port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X-class Secondary Impulse Engine (Port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NXClassSecImpEngine_Stbd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X-class Secondary Impulse Engine (Starboard)</text:p>
          </table:table-cell>
          <table:table-cell office:value-type="string" calcext:value-type="string">
            <text:p>C:\Users\User\Games\Kerbal Space Program 1.12.3\GameData\TrekDrive\Parts\NXClass</text:p>
          </table:table-cell>
        </table:table-row>
        <table:table-row table:style-name="ro1">
          <table:table-cell office:value-type="string" calcext:value-type="string">
            <text:p>PhoenixL_FirstStage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oenix Launcher First Stag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L_MainEngine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oenix Launcher Main Engin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CrewCabin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enix Warpship Crew Cabin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Decoupler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Interstage Decouple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Fairing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enix Fairing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Fuselage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oenix Fuselag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MainThruster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oenix Main Thruste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SAS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oenix SAS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VernierThruster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oenix Vernier Thruste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WarpCore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oenix Warp Core/Field Generator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Phoenix_WarpNacelle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enix Warp Nacelle</text:p>
          </table:table-cell>
          <table:table-cell office:value-type="string" calcext:value-type="string">
            <text:p>C:\Users\User\Games\Kerbal Space Program 1.12.3\GameData\TrekDrive\Parts\Phoenix</text:p>
          </table:table-cell>
        </table:table-row>
        <table:table-row table:style-name="ro1">
          <table:table-cell office:value-type="string" calcext:value-type="string">
            <text:p>TypeFImpulseEngine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pe F Shuttlecraft Impulse Engine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MainHull.cf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ype F Shuttlecraft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NacellePort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ype F Shuttlecraft Warp Nacelle (Port)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NacelleStbd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ype F Shuttlecraft Warp Nacelle (Stbd)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TypeFWarpCore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ype F Shuttlecraft Warp Core/Field Generator</text:p>
          </table:table-cell>
          <table:table-cell office:value-type="string" calcext:value-type="string">
            <text:p>C:\Users\User\Games\Kerbal Space Program 1.12.3\GameData\TrekDrive\Parts\TypeFShuttle</text:p>
          </table:table-cell>
        </table:table-row>
        <table:table-row table:style-name="ro1">
          <table:table-cell office:value-type="string" calcext:value-type="string">
            <text:p>WarpCoreTest.cf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rp Core Test Article</text:p>
          </table:table-cell>
          <table:table-cell office:value-type="string" calcext:value-type="string">
            <text:p>C:\Users\User\Games\Kerbal Space Program 1.12.3\GameData\TrekDrive\Parts</text:p>
          </table:table-cell>
        </table:table-row>
        <table:table-row table:style-name="ro1">
          <table:table-cell office:value-type="string" calcext:value-type="string">
            <text:p>WarpCoilTest.cf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p Nacelle Test Article</text:p>
          </table:table-cell>
          <table:table-cell office:value-type="string" calcext:value-type="string">
            <text:p>C:\Users\User\Games\Kerbal Space Program 1.12.3\GameData\TrekDrive\Parts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2:20:08.5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2-01-30T15:44:46.518000000</dc:date>
    <meta:editing-duration>PT15H49S</meta:editing-duration>
    <meta:editing-cycles>40</meta:editing-cycles>
    <meta:generator>LibreOffice/7.2.5.2$Windows_X86_64 LibreOffice_project/499f9727c189e6ef3471021d6132d4c694f357e5</meta:generator>
    <meta:document-statistic meta:table-count="3" meta:cell-count="463" meta:object-count="4"/>
  </office:meta>
</office:document-meta>
</file>